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16.999cm" style:rel-column-width="6553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ular el lanzamiento de monedas. Cada vez que se tire una moneda el programa debe imprimir cara o cruz. Dejar que el programa lance la moneda 100 veces y cuente el número de veces que aparezca cada uno de los lados de la moneda. Imprimir los resultados. Utilizar una función tirar que no reciba argumentos y devuelva 0 en caso de cara y 1 en caso de cruz.</text:p>
      <text:p text:style-name="Standard"/>
      <table:table table:name="Tabla1" table:style-name="Tabla1">
        <table:table-column table:style-name="Tabla1.A"/>
        <table:table-row>
          <table:table-cell table:style-name="Tabla1.A1" office:value-type="string">
            <text:p text:style-name="P1">Moneda</text:p>
          </table:table-cell>
        </table:table-row>
        <table:table-row>
          <table:table-cell table:style-name="Tabla1.A2" office:value-type="string">
            <text:p text:style-name="Table_20_Contents">-contadorCaras</text:p>
            <text:p text:style-name="Table_20_Contents">-contadorCruces</text:p>
            <text:p text:style-name="Table_20_Contents">-ultimoLanzamiento</text:p>
          </table:table-cell>
        </table:table-row>
        <table:table-row>
          <table:table-cell table:style-name="Tabla1.A2" office:value-type="string">
            <text:p text:style-name="Table_20_Contents">+tirarMoneda() : bool</text:p>
            <text:p text:style-name="Table_20_Contents">-mostrarResultado()</text:p>
          </table:table-cell>
        </table:table-row>
      </table:table>
      <text:p text:style-name="Standard"/>
      <text:p text:style-name="Standard">+tirarMoneda() : bool</text:p>
      <text:p text:style-name="Standard"><text:tab/>declarar variable entera llamado lado</text:p>
      <text:p text:style-name="Standard"><text:tab/>utilizar random para lado</text:p>
      <text:p text:style-name="Standard"><text:tab/>mostrar resultado de lado</text:p>
      <text:p text:style-name="Standard"><text:tab/>devolver lado</text:p>
      <text:p text:style-name="Standard"/>
      <text:p text:style-name="Standard">+mostrarResultado()</text:p>
      <text:p text:style-name="Standard"><text:tab/>si ultimo resultado = 0</text:p>
      <text:p text:style-name="Standard"><text:tab/><text:tab/>mostrar cara</text:p>
      <text:p text:style-name="Standard"><text:tab/>si ultimo resultado = 1</text:p>
      <text:p text:style-name="Standard"><text:tab/><text:tab/>mostrar cruz</text:p>
      <text:p text:style-name="Standard"><text:tab/>si no</text:p>
      <text:p text:style-name="Standard"><text:tab/><text:tab/>lanzar exepción</text:p>
      <text:p text:style-name="Standard"/>
      <text:p text:style-name="Standard"/>
      <text:p text:style-name="Standard">Main()</text:p>
      <text:p text:style-name="Standard"><text:tab/>Repetir 100 veces </text:p>
      <text:p text:style-name="Standard"><text:tab/><text:tab/>si al tirarMoneda da 0</text:p>
      <text:p text:style-name="Standard"><text:tab/><text:tab/><text:tab/>incrementrar contadorCaras</text:p>
      <text:p text:style-name="Standard"><text:tab/><text:tab/>si no</text:p>
      <text:p text:style-name="Standard"><text:tab/><text:tab/><text:tab/>incrementar contadorCruz</text:p>
      <text:p text:style-name="Standard"/>
      <text:p text:style-name="Standard">+mostrarConteo</text:p>
      <text:p text:style-name="Standard"><text:tab/>mostrar ContadorCaras</text:p>
      <text:p text:style-name="Standard"><text:tab/>mostrar ContadorCruz</text:p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35S</meta:editing-duration>
    <meta:editing-cycles>3</meta:editing-cycles>
    <meta:generator>OpenOffice/4.1.7$Win32 OpenOffice.org_project/417m1$Build-9800</meta:generator>
    <dc:date>2020-07-11T16:05:11.49</dc:date>
    <meta:document-statistic meta:table-count="1" meta:image-count="0" meta:object-count="0" meta:page-count="1" meta:paragraph-count="29" meta:word-count="133" meta:character-count="864"/>
    <meta:user-defined meta:name="Info 1"/>
    <meta:user-defined meta:name="Info 2"/>
    <meta:user-defined meta:name="Info 3"/>
    <meta:user-defined meta:name="Info 4"/>
  </office:meta>
</office:document-meta>
</file>